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Symbola" svg:font-family="Symbola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 fo:min-height="3.25cm" fo:min-width="1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0cm" fo:min-width="0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  <style:paragraph-properties style:writing-mode="lr-tb"/>
    </style:style>
    <style:style style:name="gr8" style:family="graphic" style:parent-style-name="standard">
      <style:graphic-properties draw:marker-start="Arrow" draw:marker-start-width="0.3cm" draw:textarea-vertical-align="middle"/>
    </style:style>
    <style:style style:name="P1" style:family="paragraph">
      <loext:graphic-properties draw:fill-color="#cc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style:font-name="Symbola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5" style:family="text">
      <style:text-properties style:text-position="-8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cm" svg:height="3.5cm" svg:x="2cm" svg:y="10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10.25cm" svg:x2="19.25cm" svg:y2="10.25cm">
          <text:p/>
        </draw:line>
        <draw:frame draw:style-name="gr3" draw:text-style-name="P4" draw:layer="layout" svg:width="5.087cm" svg:height="0.806cm" svg:x="12.7cm" svg:y="13.6cm">
          <draw:text-box>
            <text:p text:style-name="P3"><text:span text:style-name="T1">Bo</text:span><text:span text:style-name="T1">tto</text:span><text:span text:style-name="T1">m </text:span><text:span text:style-name="T1">of </text:span><text:span text:style-name="T1">the </text:span><text:span text:style-name="T1">se</text:span><text:span text:style-name="T1">ns</text:span><text:span text:style-name="T1">or</text:span></text:p>
          </draw:text-box>
        </draw:frame>
        <draw:frame draw:style-name="gr3" draw:text-style-name="P4" draw:layer="layout" svg:width="4.316cm" svg:height="0.806cm" svg:x="4.101cm" svg:y="9.6cm">
          <draw:text-box>
            <text:p text:style-name="P3"><text:span text:style-name="T1">Top of the </text:span><text:span text:style-name="T1">sensor</text:span></text:p>
          </draw:text-box>
        </draw:frame>
        <draw:custom-shape draw:style-name="gr4" draw:text-style-name="P5" draw:layer="layout" svg:width="0.5cm" svg:height="0.5cm" svg:x="9cm" svg:y="12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4" draw:layer="layout" svg:width="4.037cm" svg:height="0.806cm" svg:x="5.213cm" svg:y="12.25cm">
          <draw:text-box>
            <text:p><text:span text:style-name="T1">Interaction point</text:span></text:p>
          </draw:text-box>
        </draw:frame>
        <draw:line draw:style-name="gr5" draw:text-style-name="P2" draw:layer="layout" svg:x1="10.5cm" svg:y1="15cm" svg:x2="10.5cm" svg:y2="5cm">
          <text:p/>
        </draw:line>
        <draw:frame draw:style-name="gr3" draw:text-style-name="P4" draw:layer="layout" svg:width="2.877cm" svg:height="0.806cm" svg:x="10.45cm" svg:y="9.55cm">
          <draw:text-box>
            <text:p text:style-name="P6"><text:span text:style-name="T1">Entry point</text:span></text:p>
          </draw:text-box>
        </draw:frame>
        <draw:frame draw:style-name="gr3" draw:text-style-name="P4" draw:layer="layout" svg:width="2.547cm" svg:height="0.806cm" svg:x="6.078cm" svg:y="13.594cm">
          <draw:text-box>
            <text:p text:style-name="P6"><text:span text:style-name="T2">Exit point</text:span></text:p>
          </draw:text-box>
        </draw:frame>
        <draw:ellipse draw:style-name="gr6" draw:text-style-name="P5" draw:layer="layout" svg:width="2cm" svg:height="2.5cm" svg:x="9.5cm" svg:y="8.9cm" draw:kind="arc" draw:start-angle="55.76" draw:end-angle="89.46">
          <text:p/>
        </draw:ellipse>
        <draw:frame draw:style-name="gr3" draw:text-style-name="P7" draw:layer="layout" svg:width="0.87cm" svg:height="0.962cm" svg:x="10.5cm" svg:y="8.038cm">
          <draw:text-box>
            <text:p><text:span text:style-name="T3">α</text:span></text:p>
          </draw:text-box>
        </draw:frame>
        <draw:line draw:style-name="gr7" draw:text-style-name="P5" draw:layer="layout" svg:x1="8.75cm" svg:y1="13.75cm" svg:x2="10.5cm" svg:y2="13.75cm">
          <text:p text:style-name="P5"/>
          <text:p text:style-name="P5"><text:span text:style-name="T4">δ</text:span><text:span text:style-name="T1">dr</text:span><text:span text:style-name="T5">e</text:span></text:p>
        </draw:line>
        <draw:line draw:style-name="gr7" draw:text-style-name="P5" draw:layer="layout" svg:x1="18.5cm" svg:y1="10.25cm" svg:x2="18.5cm" svg:y2="13.75cm">
          <text:p text:style-name="P5">Thickness</text:p>
          <text:p text:style-name="P5"/>
        </draw:line>
        <draw:line draw:style-name="gr7" draw:text-style-name="P8" draw:layer="layout" svg:x1="9.25cm" svg:y1="12.85cm" svg:x2="10.5cm" svg:y2="12.85cm">
          <text:p text:style-name="P5"><text:span text:style-name="T4"/></text:p>
          <text:p text:style-name="P5"><text:span text:style-name="T4">δ</text:span><text:span text:style-name="T1">r</text:span><text:span text:style-name="T5">i </text:span></text:p>
        </draw:line>
        <draw:line draw:style-name="gr8" draw:text-style-name="P5" draw:layer="layout" svg:x1="7.5cm" svg:y1="16.25cm" svg:x2="14cm" svg:y2="3.25cm">
          <text:p/>
        </draw:line>
        <draw:line draw:style-name="gr7" draw:text-style-name="P8" draw:layer="layout" svg:x1="9.25cm" svg:y1="12.75cm" svg:x2="10.5cm" svg:y2="10.25cm">
          <text:p text:style-name="P5"><text:span text:style-name="T1">Penetration </text:span></text:p>
          <text:p text:style-name="P5"><text:span text:style-name="T1">depth</text:span></text:p>
          <text:p text:style-name="P5"><text:span text:style-name="T1"/></text:p>
          <text:p text:style-name="P5"><text:span text:style-name="T1"/></text:p>
        </draw:line>
        <draw:frame draw:style-name="gr3" draw:text-style-name="P4" draw:layer="layout" svg:width="5.451cm" svg:height="0.806cm" draw:transform="rotate (1.09955742875643) translate (10.705cm 8.158cm)">
          <draw:text-box>
            <text:p><text:span text:style-name="T1">Trajectory of the bea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Symbola" svg:font-family="Symbola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2T10:03:08.154754380</meta:creation-date>
    <dc:date>2021-06-09T11:55:44.767312473</dc:date>
    <meta:editing-duration>P7DT1H32M14S</meta:editing-duration>
    <meta:editing-cycles>3</meta:editing-cycles>
    <meta:generator>LibreOffice/7.0.4.2$Linux_X86_64 LibreOffice_project/00$Build-2</meta:generator>
    <meta:document-statistic meta:object-count="17"/>
  </office:meta>
</office:document-meta>
</file>